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1">PRÁCTICA 2: ARQUITECTURA E INGENIERÍA DE COMPUTADORES</text:span></text:p>
      <text:p text:style-name="P1"><text:span text:style-name="T1"/></text:p>
      <text:p text:style-name="P2"/>
      <text:p text:style-name="P2"/>
      <text:p text:style-name="P2">Parte 2:</text:p>
      <text:p text:style-name="P2"/>
      <text:p text:style-name="P2">Para resolver este problema, cada vez que se maneje una interrupción como hay que saber el número de veces que se ejecuta, con declarar una variable contador que vaya contando el numero de veces que se ejecuta, cada vez que se llama utilizamos un registro de pivote para almacenar el valor de contador y hacerle una suma inmediata 1, para posteriormente volver a guardar el resultado de la suma (d0) en la variable. Con cada contador guardando el valor de la variable, en cuanto llegue al numero de ciclos, imprimirá una cadena de caracteres (CADENA*) seguida de un numero entero (c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30T11:19:03.14</meta:creation-date>
    <meta:document-statistic meta:table-count="0" meta:image-count="0" meta:object-count="0" meta:page-count="1" meta:paragraph-count="3" meta:word-count="110" meta:character-count="651"/>
    <dc:date>2017-11-30T11:27:12.18</dc:date>
    <meta:editing-duration>PT8M9S</meta:editing-duration>
    <meta:editing-cycles>1</meta:editing-cycles>
    <meta:generator>OpenOffice/4.1.3$Win32 OpenOffice.org_project/413m1$Build-9783</meta:generator>
  </office:meta>
</office:document-meta>
</file>